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10000009AB5198A40.png" manifest:media-type="image/png"/>
  <manifest:file-entry manifest:full-path="Pictures/100023CA000039EF00000FE816D6B2C9.svg" manifest:media-type="image/svg+xml"/>
  <manifest:file-entry manifest:full-path="Pictures/10000A8700002C910000271A4548931A.svg" manifest:media-type="image/svg+xml"/>
  <manifest:file-entry manifest:full-path="Pictures/10000201000003050000024B13234F7E.png" manifest:media-type="image/png"/>
  <manifest:file-entry manifest:full-path="Pictures/10000201000001AF0000017A489E70C7.png" manifest:media-type="image/png"/>
  <manifest:file-entry manifest:full-path="Pictures/1002390A00004FED00003CA2A3C06B8A.svg" manifest:media-type="image/svg+xml"/>
  <manifest:file-entry manifest:full-path="Pictures/100002010000010000000100E7407BCD.png" manifest:media-type="image/png"/>
  <manifest:file-entry manifest:full-path="Pictures/10000201000003E3000003E45ADE6C1A.png" manifest:media-type="image/png"/>
  <manifest:file-entry manifest:full-path="Pictures/1000000000000096000000640CCE6884.png" manifest:media-type="image/png"/>
  <manifest:file-entry manifest:full-path="Pictures/10000000000000FA00000154A8B39A4A.png" manifest:media-type="image/png"/>
  <manifest:file-entry manifest:full-path="Pictures/100005B00000426800002EE0C667614B.svg" manifest:media-type="image/svg+xml"/>
  <manifest:file-entry manifest:full-path="Pictures/1000020100000283000001C68E30466C.png" manifest:media-type="image/png"/>
  <manifest:file-entry manifest:full-path="Pictures/100002000000012C00000123E4BAD90D.gif" manifest:media-type="image/gif"/>
  <manifest:file-entry manifest:full-path="Pictures/10000201000002080000009A29A98273.png" manifest:media-type="image/png"/>
  <manifest:file-entry manifest:full-path="Pictures/100002010000019B0000007541B60F17.png" manifest:media-type="image/png"/>
  <manifest:file-entry manifest:full-path="Pictures/10003BC5000035B200000FF6E066C138.svg" manifest:media-type="image/svg+xml"/>
  <manifest:file-entry manifest:full-path="Pictures/10000201000000E100000099B7D4330B.png" manifest:media-type="image/png"/>
  <manifest:file-entry manifest:full-path="Pictures/100011F50000174300000FC416E9E68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>
      <style:graphic-properties svg:stroke-color="#000000" draw:fill-color="#ffffff" draw:opacity="0%" draw:textarea-horizontal-align="justify" draw:textarea-vertical-align="middle" draw:auto-grow-height="false"/>
    </style:style>
    <style:style style:name="gr8" style:family="graphic">
      <style:graphic-properties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4006b" draw:opacity="100%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382cm"/>
    </style:style>
    <style:style style:name="gr13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11cm" svg:height="4.6cm" svg:x="7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/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2.6cm" svg:x="8.3cm" svg:y="8cm">
          <text:p text:style-name="P1">Python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2cm" svg:height="1.673cm" svg:x="14.7cm" svg:y="8.164cm">
          <draw:text-box>
            <text:p text:style-name="P1">Terminal</text:p>
            <text:p text:style-name="P1">REPL</text:p>
          </draw:text-box>
        </draw:frame>
        <draw:frame presentation:style-name="pr1" draw:layer="layout" svg:width="25.199cm" svg:height="3.506cm" svg:x="1.4cm" svg:y="0.837cm" presentation:class="title">
          <draw:text-box>
            <text:p>IPython kernel</text:p>
          </draw:text-box>
        </draw:frame>
        <draw:g>
          <draw:custom-shape draw:style-name="gr5" draw:text-style-name="P1" draw:layer="layout" svg:width="0.6cm" svg:height="2.7cm" svg:x="9.599cm" svg:y="14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0.6cm" svg:height="2.7cm" svg:x="10.201cm" svg:y="14.502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custom-shape draw:style-name="gr7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/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cm" svg:height="2.6cm" svg:x="7.9cm" svg:y="8cm">
          <text:p text:style-name="P1">$LANGUAGE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Other kernels</text:p>
          </draw:text-box>
        </draw:frame>
        <draw:g>
          <draw:custom-shape draw:style-name="gr5" draw:text-style-name="P1" draw:layer="layout" svg:width="0.6cm" svg:height="2.7cm" svg:x="9.601cm" svg:y="14.5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0.6cm" svg:height="2.7cm" svg:x="10.203cm" svg:y="14.503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" draw:layer="layout" svg:width="6.4cm" svg:height="7.2cm" svg:x="17.001cm" svg:y="7.302cm">
          <text:p text:style-name="P1">$LANGUAGE</text:p>
          <text:p text:style-name="P1">execution</text:p>
          <text:p text:style-name="P1">&amp;</text:p>
          <text:p text:style-name="P1">kernel</text:p>
          <text:p text:style-name="P1">machinery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6cm" svg:height="2.7cm" svg:x="19.602cm" svg:y="14.5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0.6cm" svg:height="2.7cm" svg:x="20.204cm" svg:y="14.505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0" draw:text-style-name="P1" draw:layer="layout" svg:width="5.954cm" svg:height="4.035cm" svg:x="6.446cm" svg:y="0.465cm">
          <draw:image xlink:href="Pictures/100011F50000174300000FC416E9E686.svg" xlink:type="simple" xlink:show="embed" xlink:actuate="onLoad">
            <text:p/>
          </draw:image>
          <draw:image xlink:href="Pictures/10000201000000E100000099B7D4330B.png" xlink:type="simple" xlink:show="embed" xlink:actuate="onLoad"/>
        </draw:frame>
        <draw:frame draw:style-name="gr10" draw:text-style-name="P1" draw:layer="layout" svg:width="11.44cm" svg:height="3.4cm" svg:x="15.2cm" svg:y="1.2cm">
          <draw:image xlink:href="Pictures/10003BC5000035B200000FF6E066C138.svg" xlink:type="simple" xlink:show="embed" xlink:actuate="onLoad">
            <text:p/>
          </draw:image>
          <draw:image xlink:href="Pictures/10000201000002080000009A29A98273.png" xlink:type="simple" xlink:show="embed" xlink:actuate="onLoad"/>
        </draw:frame>
        <draw:frame draw:style-name="gr10" draw:text-style-name="P1" draw:layer="layout" svg:width="5.522cm" svg:height="3.898cm" svg:x="21.678cm" svg:y="5.702cm">
          <draw:image xlink:href="Pictures/100005B00000426800002EE0C667614B.svg" xlink:type="simple" xlink:show="embed" xlink:actuate="onLoad">
            <text:p/>
          </draw:image>
          <draw:image xlink:href="Pictures/1000020100000283000001C68E30466C.png" xlink:type="simple" xlink:show="embed" xlink:actuate="onLoad"/>
        </draw:frame>
        <draw:frame draw:style-name="gr10" draw:text-style-name="P1" draw:layer="layout" svg:width="2.768cm" svg:height="1.845cm" svg:x="0.832cm" svg:y="6.2cm">
          <draw:image xlink:href="Pictures/1000000000000096000000640CCE6884.png" xlink:type="simple" xlink:show="embed" xlink:actuate="onLoad">
            <text:p/>
          </draw:image>
        </draw:frame>
        <draw:frame draw:style-name="gr10" draw:text-style-name="P1" draw:layer="layout" svg:width="2.019cm" svg:height="2.021cm" svg:x="1cm" svg:y="9.579cm">
          <draw:image xlink:href="Pictures/10000201000003E3000003E45ADE6C1A.png" xlink:type="simple" xlink:show="embed" xlink:actuate="onLoad">
            <text:p/>
          </draw:image>
        </draw:frame>
        <draw:frame draw:style-name="gr10" draw:text-style-name="P1" draw:layer="layout" svg:width="3.915cm" svg:height="5.326cm" svg:x="12.285cm" svg:y="17.874cm">
          <draw:image xlink:href="Pictures/10000000000000FA00000154A8B39A4A.png" xlink:type="simple" xlink:show="embed" xlink:actuate="onLoad">
            <text:p/>
          </draw:image>
        </draw:frame>
        <draw:frame draw:style-name="gr10" draw:text-style-name="P1" draw:layer="layout" svg:width="9.273cm" svg:height="2.64cm" svg:x="18cm" svg:y="17.6cm">
          <draw:image xlink:href="Pictures/100002010000019B0000007541B60F17.png" xlink:type="simple" xlink:show="embed" xlink:actuate="onLoad">
            <text:p/>
          </draw:image>
        </draw:frame>
        <draw:frame draw:style-name="gr11" draw:text-style-name="P4" draw:layer="layout" svg:width="4cm" svg:height="1.281cm" svg:x="1.6cm" svg:y="18.519cm">
          <draw:text-box>
            <text:p text:style-name="P3"><text:span text:style-name="T1">Mathics</text:span></text:p>
          </draw:text-box>
        </draw:frame>
        <draw:g>
          <draw:frame draw:style-name="gr10" draw:text-style-name="P1" draw:layer="layout" svg:width="3.341cm" svg:height="3.24cm" svg:x="23.859cm" svg:y="11.8cm">
            <draw:image xlink:href="Pictures/100002000000012C00000123E4BAD90D.gif" xlink:type="simple" xlink:show="embed" xlink:actuate="onLoad">
              <text:p/>
            </draw:image>
          </draw:frame>
          <draw:frame draw:style-name="gr12" draw:text-style-name="P5" draw:layer="layout" svg:width="2.326cm" svg:height="0.962cm" svg:x="24.366cm" svg:y="15.186cm">
            <draw:text-box>
              <text:p text:style-name="P1">Calico</text:p>
            </draw:text-box>
          </draw:frame>
        </draw:g>
        <draw:frame draw:style-name="gr10" draw:text-style-name="P1" draw:layer="layout" svg:width="3.4cm" svg:height="3.4cm" svg:x="19cm" svg:y="13cm">
          <draw:image xlink:href="Pictures/100002010000010000000100E7407BCD.png" xlink:type="simple" xlink:show="embed" xlink:actuate="onLoad">
            <text:p/>
          </draw:image>
        </draw:frame>
        <draw:frame draw:name="Rlogo.svg" draw:style-name="gr10" draw:text-style-name="P1" draw:layer="layout" svg:width="4.407cm" svg:height="3.343cm" svg:x="0.8cm" svg:y="12.857cm">
          <draw:image xlink:href="Pictures/1002390A00004FED00003CA2A3C06B8A.svg" xlink:type="simple" xlink:show="embed" xlink:actuate="onLoad">
            <text:p/>
          </draw:image>
          <draw:image xlink:href="Pictures/10000201000003050000024B13234F7E.png" xlink:type="simple" xlink:show="embed" xlink:actuate="onLoad"/>
          <svg:title>Rlogo novo</svg:title>
        </draw:frame>
        <draw:frame draw:style-name="gr10" draw:text-style-name="P1" draw:layer="layout" svg:width="4.4cm" svg:height="3.86cm" svg:x="0.2cm" svg:y="1.2cm">
          <draw:image xlink:href="Pictures/10000A8700002C910000271A4548931A.svg" xlink:type="simple" xlink:show="embed" xlink:actuate="onLoad">
            <text:p/>
          </draw:image>
          <draw:image xlink:href="Pictures/10000201000001AF0000017A489E70C7.png" xlink:type="simple" xlink:show="embed" xlink:actuate="onLoad"/>
        </draw:frame>
        <draw:frame draw:style-name="gr10" draw:text-style-name="P1" draw:layer="layout" svg:width="8.992cm" svg:height="2.468cm" svg:x="7.6cm" svg:y="13.8cm">
          <draw:image xlink:href="Pictures/100023CA000039EF00000FE816D6B2C9.svg" xlink:type="simple" xlink:show="embed" xlink:actuate="onLoad">
            <text:p/>
          </draw:image>
          <draw:image xlink:href="Pictures/10000201000002310000009AB5198A40.png" xlink:type="simple" xlink:show="embed" xlink:actuate="onLoad"/>
        </draw:frame>
        <draw:frame draw:style-name="gr4" draw:text-style-name="P4" draw:layer="layout" svg:width="2.6cm" svg:height="1.204cm" svg:x="7.4cm" svg:y="18.519cm">
          <draw:text-box>
            <text:p text:style-name="P3"><text:span text:style-name="T1">Aldor</text:span></text:p>
          </draw:text-box>
        </draw:frame>
        <draw:g>
          <draw:custom-shape draw:style-name="gr13" draw:text-style-name="P1" draw:layer="layout" svg:width="11.2cm" svg:height="6.4cm" svg:x="6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6" draw:layer="layout" svg:width="7.4cm" svg:height="4.205cm" svg:x="8.3cm" svg:y="7.106cm">
            <draw:text-box>
              <text:p text:style-name="P1"><text:span text:style-name="T2">IPython</text:span></text:p>
              <text:p text:style-name="P1"><text:span text:style-name="T2">Kernel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lia</text:p>
              </text:list-item>
              <text:list-item>
                <text:p>R</text:p>
              </text:list-item>
              <text:list-item>
                <text:p>Bash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40:28.248426176</meta:creation-date>
    <dc:date>2014-08-17T18:03:22.292895189</dc:date>
    <meta:editing-duration>PT22M42S</meta:editing-duration>
    <meta:editing-cycles>4</meta:editing-cycles>
    <meta:generator>LibreOffice/4.2.4.2$Linux_X86_64 LibreOffice_project/420m0$Build-2</meta:generator>
    <dc:creator>Thomas Kluyver</dc:creator>
    <meta:document-statistic meta:object-count="68"/>
  </office:meta>
</office:document-meta>
</file>